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833" officeooo:paragraph-rsid="00196833"/>
    </style:style>
    <style:style style:name="P2" style:family="paragraph" style:parent-style-name="Standard">
      <style:text-properties officeooo:rsid="002178ec" officeooo:paragraph-rsid="002178ec"/>
    </style:style>
    <style:style style:name="P3" style:family="paragraph" style:parent-style-name="Preformatted_20_Text">
      <style:text-properties officeooo:rsid="00196833" officeooo:paragraph-rsid="00196833"/>
    </style:style>
    <style:style style:name="P4" style:family="paragraph" style:parent-style-name="Preformatted_20_Text">
      <style:text-properties officeooo:rsid="00196833" officeooo:paragraph-rsid="001b67d4"/>
    </style:style>
    <style:style style:name="P5" style:family="paragraph" style:parent-style-name="Preformatted_20_Text">
      <style:text-properties officeooo:rsid="00196833" officeooo:paragraph-rsid="001d02bc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text-properties officeooo:rsid="00196833" officeooo:paragraph-rsid="00196833"/>
    </style:style>
    <style:style style:name="P8" style:family="paragraph" style:parent-style-name="Preformatted_20_Text">
      <style:text-properties officeooo:rsid="00196833" officeooo:paragraph-rsid="00196833"/>
    </style:style>
    <style:style style:name="T1" style:family="text">
      <style:text-properties officeooo:rsid="001b6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ssh -V</text:span></text:p>
      <text:p text:style-name="P6"><text:span text:style-name="Source_20_Text">ssh-keygen -t rsa -b 2048 -C m.franiatte@giesima.fr</text:span></text:p>
      <text:p text:style-name="P1">ls -la</text:p>
      <text:p text:style-name="P1"/>
      <text:p text:style-name="P2">Ctrl+H</text:p>
      <text:p text:style-name="P1"/>
      <text:p text:style-name="P1">cat sshkey.pub</text:p>
      <text:p text:style-name="P1"/>
      <text:p text:style-name="P3"><text:span text:style-name="Source_20_Text">ssh -T git@gitlab.com</text:span></text:p>
      <text:p text:style-name="P1"/>
      <text:p text:style-name="P3"><text:span text:style-name="Source_20_Text">ssh -Tvvv git@gitlab.com</text:span></text:p>
      <text:p text:style-name="P1"/>
      <text:p text:style-name="P3"><text:span text:style-name="Source_20_Text">eval $(ssh-agent -s)</text:span></text:p>
      <text:p text:style-name="P1"/>
      <text:p text:style-name="P4"><text:span text:style-name="Source_20_Text">ssh-add </text:span><text:span text:style-name="Source_20_Text"><text:span text:style-name="T1">sshkey.pub</text:span></text:span></text:p>
      <text:p text:style-name="P1"/>
      <text:p text:style-name="P3"><text:span text:style-name="Source_20_Text">chmod 600 </text:span><text:span text:style-name="Source_20_Text"><text:span text:style-name="T1">sshkey.pub</text:span></text:span></text:p>
      <text:p text:style-name="P3"><text:span text:style-name="Source_20_Text"/></text:p>
      <text:p text:style-name="P5"><text:span text:style-name="Source_20_Text">chmod 400 </text:span><text:span text:style-name="Source_20_Text"><text:span text:style-name="T1">sshkey.pub</text:span></text:span></text:p>
      <text:p text:style-name="P5"><text:span text:style-name="Source_20_Text"/></text:p>
      <text:p text:style-name="P5"><text:span text:style-name="Source_20_Text">ssh-add </text:span><text:span text:style-name="Source_20_Text"><text:span text:style-name="T1">sshkey</text:span></text:span></text:p>
      <text:p text:style-name="P3"><text:span text:style-name="Source_20_Text"/></text:p>
      <text:p text:style-name="P1">cat sshkey</text:p>
      <text:p text:style-name="P1"/>
      <text:p text:style-name="P3"><text:span text:style-name="Source_20_Text">git pull --rebase origin develop</text:span></text:p>
      <text:p text:style-name="P3"><text:span text:style-name="Source_20_Text"/></text:p>
      <text:p text:style-name="P3"><text:span text:style-name="Source_20_Text">git commit -am "Message for my commit"</text:span></text:p>
      <text:p text:style-name="P3"><text:span text:style-name="Source_20_Text"/></text:p>
      <text:p text:style-name="P1">git config --global user.name "franiattem"</text:p>
      <text:p text:style-name="P1"/>
      <text:p text:style-name="P1">git config --global user.email "<text:a xlink:type="simple" xlink:href="mailto:m.franiatte@giesima.fr" text:style-name="Internet_20_link" text:visited-style-name="Visited_20_Internet_20_Link">m.franiatte@giesima.fr</text:a>"</text:p>
      <text:p text:style-name="P1"/>
      <text:p text:style-name="P1">git commit -am "Installation de l'applicati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08:38:50.570492077</meta:creation-date>
    <meta:generator>LibreOffice/6.1.5.2$Linux_X86_64 LibreOffice_project/10$Build-2</meta:generator>
    <dc:date>2020-11-10T16:57:51.027624872</dc:date>
    <meta:editing-duration>PT1H35M16S</meta:editing-duration>
    <meta:editing-cycles>11</meta:editing-cycles>
    <meta:document-statistic meta:table-count="0" meta:image-count="0" meta:object-count="0" meta:page-count="1" meta:paragraph-count="18" meta:word-count="66" meta:character-count="443" meta:non-whitespace-character-count="398"/>
  </office:meta>
</office:document-meta>
</file>